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339cm" fo:min-width="5.343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8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848cm" fo:min-width="3.85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27cm" fo:min-width="2.767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82cm" fo:min-width="2.761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933cm"/>
    </style:style>
    <style:style style:name="gr8" style:family="graphic" style:parent-style-name="standard">
      <style:graphic-properties draw:stroke="none" draw:fill="none" fo:min-height="0.392cm"/>
    </style:style>
    <style:style style:name="gr9" style:family="graphic" style:parent-style-name="standard">
      <style:graphic-properties draw:stroke="none" draw:fill="none" fo:min-height="0.9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oboto Condensed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</style:style>
    <style:style style:name="T1" style:family="text">
      <style:text-properties style:font-name="Roboto Condensed" fo:font-weight="bold" style:font-weight-asian="bold" style:font-weight-complex="bold"/>
    </style:style>
    <style:style style:name="T2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4000" style:font-name="Roboto Condensed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2a6099" style:font-name="Roboto Condensed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a933" style:font-name="Roboto Condens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800080" style:font-name="Roboto Condensed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ff4000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-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a933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6.223cm" svg:x="0.126cm" svg:y="0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6.184cm" svg:y="5.415cm">
          <draw:text-box>
            <text:p><text:span text:style-name="T1">0</text:span></text:p>
          </draw:text-box>
        </draw:frame>
        <draw:custom-shape draw:style-name="gr3" draw:text-style-name="P1" draw:layer="layout" svg:width="4.826cm" svg:height="4.572cm" svg:x="0.785cm" svg:y="1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5.384cm" svg:y="4.815cm">
          <draw:text-box>
            <text:p><text:span text:style-name="T1">1</text:span></text:p>
          </draw:text-box>
        </draw:frame>
        <draw:custom-shape draw:style-name="gr4" draw:text-style-name="P1" draw:layer="layout" svg:width="3.425cm" svg:height="1.335cm" svg:x="1.089cm" svg:y="2.321cm">
          <text:p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4.384cm" svg:y="2.815cm">
          <draw:text-box>
            <text:p><text:span text:style-name="T1">2</text:span></text:p>
          </draw:text-box>
        </draw:frame>
        <draw:custom-shape draw:style-name="gr5" draw:text-style-name="P1" draw:layer="layout" svg:width="3.425cm" svg:height="1.396cm" svg:x="1.082cm" svg:y="3.853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4.377cm" svg:y="4.408cm">
          <draw:text-box>
            <text:p><text:span text:style-name="T1">3</text:span></text:p>
          </draw:text-box>
        </draw:frame>
        <draw:frame draw:style-name="gr6" draw:text-style-name="P4" draw:layer="layout" svg:width="3.576cm" svg:height="1.183cm" svg:x="8.897cm" svg:y="0.054cm">
          <draw:text-box>
            <text:p text:style-name="P3"><text:span text:style-name="T2">V={</text:span><text:span text:style-name="T3">a</text:span><text:span text:style-name="T2">,</text:span><text:span text:style-name="T4">b</text:span><text:span text:style-name="T2">,</text:span><text:span text:style-name="T5">c</text:span><text:span text:style-name="T2">,</text:span><text:span text:style-name="T6">d</text:span><text:span text:style-name="T2">}</text:span></text:p>
          </draw:text-box>
        </draw:frame>
        <draw:frame draw:style-name="gr7" draw:text-style-name="P5" draw:layer="layout" svg:width="1.624cm" svg:height="1.183cm" svg:x="1.169cm" svg:y="1.143cm">
          <draw:text-box>
            <text:p><text:span text:style-name="T7">a</text:span><text:span text:style-name="T8">4</text:span><text:span text:style-name="T9">b</text:span><text:span text:style-name="T10">3</text:span></text:p>
          </draw:text-box>
        </draw:frame>
        <draw:custom-shape draw:style-name="gr1" draw:text-style-name="P1" draw:layer="layout" svg:width="6.477cm" svg:height="6.223cm" svg:x="14.919cm" svg:y="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20.977cm" svg:y="5.408cm">
          <draw:text-box>
            <text:p><text:span text:style-name="T1">0</text:span></text:p>
          </draw:text-box>
        </draw:frame>
        <draw:custom-shape draw:style-name="gr3" draw:text-style-name="P1" draw:layer="layout" svg:width="4.826cm" svg:height="4.572cm" svg:x="15.578cm" svg:y="1.1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20.177cm" svg:y="4.808cm">
          <draw:text-box>
            <text:p><text:span text:style-name="T1">1</text:span></text:p>
          </draw:text-box>
        </draw:frame>
        <draw:custom-shape draw:style-name="gr4" draw:text-style-name="P1" draw:layer="layout" svg:width="3.425cm" svg:height="1.335cm" svg:x="15.882cm" svg:y="2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9.177cm" svg:y="2.808cm">
          <draw:text-box>
            <text:p><text:span text:style-name="T1">2</text:span></text:p>
          </draw:text-box>
        </draw:frame>
        <draw:custom-shape draw:style-name="gr5" draw:text-style-name="P1" draw:layer="layout" svg:width="3.425cm" svg:height="1.396cm" svg:x="15.875cm" svg:y="3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9.17cm" svg:y="4.401cm">
          <draw:text-box>
            <text:p><text:span text:style-name="T1">3</text:span></text:p>
          </draw:text-box>
        </draw:frame>
        <draw:frame draw:style-name="gr8" draw:text-style-name="P5" draw:layer="layout" svg:width="2.307cm" svg:height="1.183cm" svg:x="15.962cm" svg:y="1.136cm">
          <draw:text-box>
            <text:p><text:span text:style-name="T7">a</text:span><text:span text:style-name="T9">b</text:span><text:span text:style-name="T11">c</text:span><text:span text:style-name="T12">d</text:span></text:p>
          </draw:text-box>
        </draw:frame>
        <draw:frame draw:style-name="gr6" draw:text-style-name="P4" draw:layer="layout" svg:width="8.146cm" svg:height="1.334cm" svg:x="6.612cm" svg:y="2.857cm">
          <draw:text-box>
            <text:p text:style-name="P3"><text:span text:style-name="T13">[</text:span><text:span text:style-name="T7">a</text:span><text:span text:style-name="T8">3</text:span><text:span text:style-name="T14">b</text:span><text:span text:style-name="T10">2</text:span><text:span text:style-name="T15">]</text:span><text:span text:style-name="T16">1 </text:span><text:span text:style-name="T13">→</text:span><text:span text:style-name="T13"> </text:span><text:span text:style-name="T17">[</text:span><text:span text:style-name="T7">a</text:span><text:span text:style-name="T8">2</text:span><text:span text:style-name="T18">c</text:span><text:span text:style-name="T17">]</text:span><text:span text:style-name="T19">o</text:span><text:span text:style-name="T19">ut</text:span><text:span text:style-name="T20">[</text:span><text:span text:style-name="T11">c</text:span><text:span text:style-name="T12">d</text:span><text:span text:style-name="T20">]</text:span><text:span text:style-name="T19">her</text:span><text:span text:style-name="T19">e</text:span><text:span text:style-name="T20">[</text:span><text:span text:style-name="T21">a</text:span><text:span text:style-name="T14">b</text:span><text:span text:style-name="T20">]</text:span><text:span text:style-name="T19">in3</text:span></text:p>
          </draw:text-box>
        </draw:frame>
        <draw:frame draw:style-name="gr9" draw:text-style-name="P5" draw:layer="layout" svg:width="1.555cm" svg:height="1.184cm" svg:x="15.929cm" svg:y="0.127cm">
          <draw:text-box>
            <text:p><text:span text:style-name="T7">a</text:span><text:span text:style-name="T8">2</text:span><text:span text:style-name="T18">c</text:span></text:p>
          </draw:text-box>
        </draw:frame>
        <draw:frame draw:style-name="gr9" draw:text-style-name="P5" draw:layer="layout" svg:width="1.187cm" svg:height="1.184cm" svg:x="16.066cm" svg:y="3.996cm">
          <draw:text-box>
            <text:p><text:span text:style-name="T7">a</text:span><text:span text:style-name="T9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27T22:34:33.608656548</dc:date>
    <meta:editing-duration>PT8H56M19S</meta:editing-duration>
    <meta:editing-cycles>21</meta:editing-cycles>
    <meta:generator>LibreOffice/6.3.3.2.0$Linux_X86_64 LibreOffice_project/30$Build-2</meta:generator>
    <meta:document-statistic meta:object-count="22"/>
  </office:meta>
</office:document-meta>
</file>